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T3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T5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6" style:parent-style-name="Standardskrifttypeiafsni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Standardskrifttypeiafsni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P15" style:parent-style-name="Listeafsnit" style:list-style-name="LFO1" style:family="paragraph"/>
    <style:style style:name="T16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7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8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P20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21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22" style:parent-style-name="Listeafsnit" style:list-style-name="LFO1" style:family="paragraph"/>
    <style:style style:name="T23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24" style:parent-style-name="Standardskrifttypeiafsnit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Log 2012-02-23</text:p>
      <text:p text:style-name="P2">Deltagere fremmødt: Sam, Søren, René, Nicolaj, Michael, Yusuf, Cong<text:line-break/>Digitalt fremmødt: Ingen<text:line-break/>Ikke fremmødt:<text:s/>Ingen</text:p>
      <text:p text:style-name="Normal"><text:span text:style-name="T3">Mandag sættes et møde kl. 10.15</text:span></text:p>
      <text:p text:style-name="P4">Der skal eventuelt sættes et møde af til vision, som dermed kan viderearbejdes. Databasearbejde kommer formenligt til at blive hjemmearbejde. Folk er blevet enige om, der arbejdes i dag med vision og databaser.<text:s/></text:p>
      <text:p text:style-name="Normal"><text:span text:style-name="T5">Weekenden: Folk skal kigge på dokumentation med USB-controller m.m.<text:s/></text:span><text:span text:style-name="T6">René vil sende mail ud til folk!</text:span><text:span text:style-name="T7"><text:s/></text:span><text:span text:style-name="T8">Endvidere skal folk skimte og få forståelse/genopfrisket ang. UP, så der skal kigges på elaboration og inception.<text:s/></text:span></text:p>
      <text:p text:style-name="P9">Der kigges på vision nu, kl. 10:24.<text:s/>Denne rettes og læses af hele gruppen, men udsættes til, når vi har snakket med Poul, så dermed arbejder vi med databaser i stedet.</text:p>
      <text:p text:style-name="P10">Mht. kuberne skal der måske kigges på, om de skal allokeres dynamisk på deres pladser, samt om der skal være en fikseret størrelse, når de skal hentes og lægges.<text:s/></text:p>
      <text:p text:style-name="P11">Sam går hjem og ser på SCRUMWise som et muligt værktøj.<text:s/>Derefter skrives en mail ud!!! Dog i weekenden…</text:p>
      <text:p text:style-name="P12">Folk får lektier hjem, så der skal laves database-opgaver.<text:s/>Folk skal have en skitse med kort forklaring over tabeller og værdier. Det forudsættes at være mindst<text:s/>færdigt<text:s/>til mandag.<text:s/></text:p>
      <text:p text:style-name="P13">Folk skal selv finde ud af, hvordan det skal arbejdes gennem de interne grupper.<text:s/></text:p>
      <text:p text:style-name="P14">Møde med Poul (12.30):</text:p>
      <text:list text:style-name="LFO1" text:continue-numbering="true">
        <text:list-item>
          <text:p text:style-name="P15"><text:span text:style-name="T16">Ang. firma:<text:s/></text:span><text:span text:style-name="T17">vi er en udviklingsafdeling<text:s/></text:span><text:span text:style-name="T18">internt!</text:span><text:span text:style-name="T19"><text:s/></text:span></text:p>
        </text:list-item>
        <text:list-item>
          <text:p text:style-name="P20">Dokumenter til Poul er ikke nødvendige – dokumenter menes hermed bl.a. vision.<text:s/></text:p>
        </text:list-item>
        <text:list-item>
          <text:p text:style-name="P21">Robotten skal bookes. Dette foregår i et rum, som dermed giver én gruppe tilgang ad gangen.<text:s/></text:p>
        </text:list-item>
        <text:list-item>
          <text:p text:style-name="P22"><text:span text:style-name="T23">Dage til møder med Poul: på sigt kan det godt blive mandag, men ikke p.t.<text:s/></text:span><text:span text:style-name="T24">Ellers vil de kunne p.t. ligge onsdag eller fredag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Titel" style:display-name="Titel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Tegn" style:display-name="Titel Tegn" style:family="text" style:parent-style-name="Standardskrifttypeiafsni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m Luu Tong</meta:initial-creator>
    <dc:creator>Sam Luu Tong</dc:creator>
    <meta:creation-date>2012-02-23T07:52:00Z</meta:creation-date>
    <dc:date>2012-02-23T12:07:00Z</dc:date>
    <meta:template xlink:href="Normal" xlink:type="simple"/>
    <meta:editing-cycles>8</meta:editing-cycles>
    <meta:editing-duration>PT10320S</meta:editing-duration>
    <meta:document-statistic meta:page-count="1" meta:paragraph-count="3" meta:word-count="233" meta:character-count="1658" meta:row-count="11" meta:non-whitespace-character-count="1428"/>
  </office:meta>
</office:document-meta>
</file>